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">
      <style:paragraph-properties fo:text-align="justify" style:justify-single-word="false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2" style:family="text">
      <style:text-properties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3" style:family="text"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T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86282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28MB,4S,mogic_2s.xxx</text:span></text:p>
      <text:p text:style-name="P3"><text:bookmark text:name="_GoBack"/><text:span text:style-name="T2">魔法球问题(下)</text:span><text:bookmark text:name="OLE_LINK1"/><text:bookmark text:name="OLE_LINK5"/></text:p>
      <text:p text:style-name="P1"><text:span text:style-name="T3">问题描述</text:span></text:p>
      <text:p text:style-name="P5"><text:span text:style-name="T4">现在有N个柱子，无数个魔法球编号为1,2,3……的正整数，每种编号一个，现在按顺序放入魔法球，要求要么该球是某个柱子第一个放入的球，要么该球编号与柱子顶部魔法球编号的和是一个完全平方数。请你输出最多能放几个魔法球。</text:span><text:bookmark text:name="OLE_LINK2"/></text:p>
      <text:p text:style-name="P1"><text:span text:style-name="T3">输入描述</text:span></text:p>
      <text:p text:style-name="P5"><text:bookmark-start text:name="OLE_LINK3"/><text:span text:style-name="T4">第1行</text:span><text:bookmark-end text:name="OLE_LINK3"/><text:span text:style-name="T4">1个整数T表示有T组数据</text:span></text:p>
      <text:p text:style-name="P5"><text:span text:style-name="T4">接下来T行每行一个整数N表示有N个柱子</text:span><text:bookmark text:name="OLE_LINK4"/></text:p>
      <text:p text:style-name="P7"/>
      <text:p text:style-name="P1"><text:span text:style-name="T3">输出描述</text:span></text:p>
      <text:p text:style-name="P5"><text:span text:style-name="T4">1行1个整数，表示最多能放的魔法球数。</text:span><text:bookmark text:name="OLE_LINK6"/></text:p>
      <text:p text:style-name="P1"><text:span text:style-name="T3">样例输入</text:span></text:p>
      <text:p text:style-name="P2"><text:span text:style-name="T4">1</text:span></text:p>
      <text:p text:style-name="P2"><text:span text:style-name="T4">4</text:span></text:p>
      <text:p text:style-name="P4"/>
      <text:p text:style-name="P1"><text:span text:style-name="T3">样例输出</text:span></text:p>
      <text:p text:style-name="P1"><text:span text:style-name="T4">11</text:span></text:p>
      <text:p text:style-name="P1"><text:bookmark text:name="OLE_LINK9"/></text:p>
      <text:p text:style-name="P1"><text:span text:style-name="T3">数据范围及提示</text:span></text:p>
      <text:p text:style-name="P1"><text:bookmark-start text:name="OLE_LINK7"/><text:span text:style-name="T4">1&lt;= N &lt;=</text:span><text:span text:style-name="T4"><draw:frame draw:style-name="fr1" draw:name="对象2" text:anchor-type="as-char" svg:y="-0.473cm" svg:width="1.529cm" svg:height="0.56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; 1 &lt;= T &lt;= 1000; 输入文本长度&lt;=</text:span><text:bookmark-end text:name="OLE_LINK7"/><text:span text:style-name="T5"><draw:frame draw:style-name="fr1" draw:name="对象1" text:anchor-type="as-char" svg:y="-0.437cm" svg:width="1.335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date>2019-08-01T18:24:21.443782073</dc:date>
    <meta:generator>LibreOffice/6.2.4.2$Linux_X86_64 LibreOffice_project/2412653d852ce75f65fbfa83fb7e7b669a126d64</meta:generator>
    <meta:editing-duration>PT3M5S</meta:editing-duration>
    <meta:editing-cycles>1</meta:editing-cycles>
    <meta:document-statistic meta:table-count="0" meta:image-count="0" meta:object-count="2" meta:page-count="1" meta:paragraph-count="16" meta:word-count="208" meta:character-count="254" meta:non-whitespace-character-count="246"/>
    <meta:user-defined meta:name="DocSecurity" meta:value-type="float">0</meta:user-defined>
    <meta:user-defined meta:name="KSOProductBuildVer">2052-10.1.0.702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n>6</mn>
      <mo stretchy="false">×</mo>
      <msup>
        <mn>10</mn>
        <mn>5</mn>
      </msup>
    </mrow>
    <annotation encoding="StarMath 5.0">6 times { 10 ^ 5 }</annotation>
  </semantics>
</math>
</file>

<file path=Object 2/content.xml><?xml version="1.0" encoding="utf-8"?>
<math xmlns="http://www.w3.org/1998/Math/MathML" display="block">
  <semantics>
    <mrow>
      <mn>2</mn>
      <mo stretchy="false">×</mo>
      <msup>
        <mn>10</mn>
        <msup>
          <mn>10</mn>
          <mn>5</mn>
        </msup>
      </msup>
    </mrow>
    <annotation encoding="StarMath 5.0">2 times{ 10 ^ {10^5} }</annotation>
  </semantics>
</math>
</file>